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Mangal1" svg:font-family="Mangal"/>
    <style:font-face style:name="consolas" svg:font-family="consolas, 'lucida console',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06f0" officeooo:paragraph-rsid="000206f0"/>
    </style:style>
    <style:style style:name="P2" style:family="paragraph" style:parent-style-name="Standard">
      <style:text-properties officeooo:paragraph-rsid="000206f0"/>
    </style:style>
    <style:style style:name="P3" style:family="paragraph" style:parent-style-name="Standard">
      <style:text-properties officeooo:rsid="0003af29" officeooo:paragraph-rsid="0003af29"/>
    </style:style>
    <style:style style:name="P4" style:family="paragraph" style:parent-style-name="Standard">
      <style:text-properties fo:color="#f1fa8c" style:font-name="Consolas" fo:font-size="10.5pt" fo:font-weight="normal" officeooo:paragraph-rsid="000206f0" fo:background-color="#282a36"/>
    </style:style>
    <style:style style:name="P5" style:family="paragraph" style:parent-style-name="Standard">
      <style:text-properties fo:color="#f1fa8c" style:font-name="Consolas" fo:font-size="10.5pt" fo:font-weight="normal" officeooo:paragraph-rsid="0005c190" fo:background-color="#282a36"/>
    </style:style>
    <style:style style:name="P6" style:family="paragraph" style:parent-style-name="Standard">
      <style:text-properties officeooo:paragraph-rsid="000206f0"/>
    </style:style>
    <style:style style:name="P7" style:family="paragraph" style:parent-style-name="Standard">
      <style:text-properties officeooo:rsid="0003af29" officeooo:paragraph-rsid="0004c15c"/>
    </style:style>
    <style:style style:name="P8" style:family="paragraph" style:parent-style-name="Standard">
      <style:text-properties officeooo:rsid="000206f0" officeooo:paragraph-rsid="000206f0"/>
    </style:style>
    <style:style style:name="P9" style:family="paragraph" style:parent-style-name="Standard">
      <style:text-properties officeooo:rsid="000206f0" officeooo:paragraph-rsid="0004c15c"/>
    </style:style>
    <style:style style:name="P10" style:family="paragraph" style:parent-style-name="Standard">
      <style:text-properties officeooo:rsid="000206f0" officeooo:paragraph-rsid="0005c190"/>
    </style:style>
    <style:style style:name="P11" style:family="paragraph" style:parent-style-name="Standard">
      <style:text-properties officeooo:paragraph-rsid="0005c190"/>
    </style:style>
    <style:style style:name="P12" style:family="paragraph" style:parent-style-name="Standard">
      <style:text-properties officeooo:rsid="0005c190" officeooo:paragraph-rsid="0005c190"/>
    </style:style>
    <style:style style:name="T1" style:family="text">
      <style:text-properties officeooo:rsid="000206f0"/>
    </style:style>
    <style:style style:name="T2" style:family="text">
      <style:text-properties fo:color="#f1fa8c" style:font-name="Consolas" fo:font-size="10.5pt" fo:font-weight="normal" fo:background-color="#282a36" loext:char-shading-value="0"/>
    </style:style>
    <style:style style:name="T3" style:family="text">
      <style:text-properties fo:font-variant="normal" fo:text-transform="none" fo:color="#d5d5d5" style:font-name="consolas" fo:font-size="9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1.2.2.1 Recenser les composants nécessaires à la réalisation de la solution retenue </text:p>
      <text:p text:style-name="Standard"/>
      <text:p text:style-name="P7">Éditeur avec émoticon, possibilité d’importer des images(pré-enregistrées), simple d’utilisation et facilement modifiable (fonctionnalité, thème, position). Il est complet dans l’ensemble.</text:p>
      <text:p text:style-name="P7"/>
      <text:p text:style-name="P7"/>
      <text:p text:style-name="Standard">C1.2.2.2 Décrire l'implantation des différents composants de la solution et les échanges entre eux </text:p>
      <text:p text:style-name="Standard"/>
      <text:p text:style-name="P9">Il faut mettre TinyMCE dans le dossier plugin contenant tout les plugin du site. Ensuite, sur le template founie par notre maitre de stage, nous indiquons le chemin du fichier javascript qui permet de charger le plugin et un nom. Ensuite il nous suffit d’appeler le fichier par le nom qu’ont lui précédemment donné dans notre controlleur.</text:p>
      <text:p text:style-name="P9"/>
      <text:p text:style-name="P11"><text:span text:style-name="T1">Pour la réalisation de l’éditeur de texte, nous avons besoin des plugin suivants afin de compléter les fonctionnaliter de TinyMCE : </text:span><text:span text:style-name="T2">image emoticons media table autolink lists autolink lists advlist help link paste</text:span></text:p>
      <text:p text:style-name="P5"/>
      <text:p text:style-name="P10"><text:s/>qui sont disponible au téléchargement sur le site internet de TinyMCE. De plus il faut installer le plugin TinyMCE et l’importer dans le code.</text:p>
      <text:p text:style-name="P9"/>
      <text:p text:style-name="Standard">C1.2.2.3 Rédiger les spécifications fonctionnelles et techniques de la solution retenue dans le formalisme exigé par l'organisation </text:p>
      <text:p text:style-name="Standard"/>
      <text:p text:style-name="P12">Avec le contexte de COVID, nous avons rédiger toutes les spécifications oralement via une visio.</text:p>
      <text:p text:style-name="P2"/>
      <text:p text:style-name="P2"/>
      <text:p text:style-name="P2"><text:span text:style-name="T2"/></text:p>
      <text:p text:style-name="Standard"/>
      <text:p text:style-name="Standard"/>
      <text:p text:style-name="P1"/>
      <text:p text:style-name="P1"/>
      <text:p text:style-name="P1"/>
      <text:p text:style-name="P1"/>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Mangal1" svg:font-family="Mangal"/>
    <style:font-face style:name="consolas" svg:font-family="consolas, 'lucida console',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1-05-31T15:34:32.600000000</dc:date>
    <meta:editing-duration>PT19M48S</meta:editing-duration>
    <meta:editing-cycles>3</meta:editing-cycles>
    <meta:document-statistic meta:table-count="0" meta:image-count="0" meta:object-count="0" meta:page-count="1" meta:paragraph-count="8" meta:word-count="192" meta:character-count="1294" meta:non-whitespace-character-count="1106"/>
  </office:meta>
</office:document-meta>
</file>